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00000002048869A1322DCF4FE.png" manifest:media-type="image/png"/>
  <manifest:file-entry manifest:full-path="Pictures/100002010000002000000020740625C5F487AF40.png" manifest:media-type="image/png"/>
  <manifest:file-entry manifest:full-path="Pictures/100002010000002000000020CEFCA8E0A8186EC9.png" manifest:media-type="image/png"/>
  <manifest:file-entry manifest:full-path="Pictures/1000020100000020000000209AB7A313EC755C6A.png" manifest:media-type="image/png"/>
  <manifest:file-entry manifest:full-path="Pictures/100002010000002000000020325A78B3916D590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Yanone Kaffeesatz Bold" svg:font-family="'Yanone Kaffeesatz Bold'" style:font-adornments="Gras" style:font-family-generic="modern" style:font-pitch="variable"/>
    <style:font-face style:name="Yanone Kaffeesatz Light" svg:font-family="'Yanone Kaffeesatz Light'" style:font-adornments="Maigre" style:font-family-generic="modern" style:font-pitch="variable"/>
    <style:font-face style:name="Yanone Kaffeesatz Regular" svg:font-family="'Yanone Kaffeesatz Regular'" style:font-adornments="Normal" style:font-family-generic="moder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aragraphe">
      <style:paragraph-properties fo:margin-left="0cm" fo:margin-right="0cm" fo:text-indent="0cm" style:auto-text-indent="false"/>
    </style:style>
    <style:style style:name="P2" style:family="paragraph" style:parent-style-name="Paragraphe" style:list-style-name="L1"/>
    <style:style style:name="P3" style:family="paragraph" style:parent-style-name="Paragraphe" style:list-style-name="L1">
      <style:text-properties officeooo:paragraph-rsid="0018fc4f"/>
    </style:style>
    <style:style style:name="P4" style:family="paragraph" style:parent-style-name="Paragraphe" style:list-style-name="L1">
      <style:text-properties officeooo:paragraph-rsid="00192faf"/>
    </style:style>
    <style:style style:name="P5" style:family="paragraph" style:parent-style-name="Paragraphe" style:list-style-name="L2"/>
    <style:style style:name="P6" style:family="paragraph" style:parent-style-name="Paragraphe" style:list-style-name="L2">
      <style:text-properties officeooo:paragraph-rsid="0018fc4f"/>
    </style:style>
    <style:style style:name="P7" style:family="paragraph" style:parent-style-name="Paragraphe" style:list-style-name="L3"/>
    <style:style style:name="P8" style:family="paragraph" style:parent-style-name="Paragraphe">
      <style:text-properties officeooo:paragraph-rsid="00192faf"/>
    </style:style>
    <style:style style:name="P9" style:family="paragraph" style:parent-style-name="Paragraphe">
      <style:paragraph-properties fo:margin-left="0cm" fo:margin-right="0cm" fo:text-indent="0cm" style:auto-text-indent="false"/>
      <style:text-properties officeooo:paragraph-rsid="00192faf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4">
      <style:text-properties officeooo:paragraph-rsid="00192faf"/>
    </style:style>
    <style:style style:name="T1" style:family="text">
      <style:text-properties style:font-name="Arial"/>
    </style:style>
    <style:style style:name="T2" style:family="text">
      <style:text-properties officeooo:rsid="0018fc4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92fa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Références</text:h>
      <text:p text:style-name="Paragraphe">De très nombreux outils existent pour élaborer des diagrammes UML comme pour réaliser rapidement des maquettes d’interfaces. <text:span text:style-name="T2">Le support de cours du module fournit une liste assez complète dont voici un extrait.</text:span></text:p>
      <text:h text:style-name="Heading_20_4" text:outline-level="4">Ateliers UML</text:h>
      <text:p text:style-name="Paragraphe"><text:span text:style-name="T8">A</text:span>teliers autonomes ou à intégrer dans des environnements de développement :</text:p>
      <text:list xml:id="list5845587706634831289" text:style-name="L2">
        <text:list-item>
          <text:p text:style-name="P6"><text:span text:style-name="T6">ArgoUML </text:span><text:span text:style-name="T7">: Libre, simple de prise en main, génération de code (Java, SQL...), module français, documentation abondante, … - </text:span><text:a xlink:type="simple" xlink:href="http://argouml.tigris.org/" text:style-name="Internet_20_link" text:visited-style-name="Visited_20_Internet_20_Link"><text:span text:style-name="T4">http://argouml.tigris.org</text:span></text:a><text:span text:style-name="T4"> </text:span></text:p>
        </text:list-item>
        <text:list-item>
          <text:p text:style-name="P6"><text:span text:style-name="T6">Modelio</text:span> : Outil professionnel passé récemment sous une licence « open source » - <text:a xlink:type="simple" xlink:href="http://www.modelio.org/" text:style-name="Internet_20_link" text:visited-style-name="Visited_20_Internet_20_Link"><text:span text:style-name="T3">http://www.modelio.org</text:span></text:a><text:span text:style-name="T3"> </text:span></text:p>
        </text:list-item>
        <text:list-item>
          <text:p text:style-name="P5"><text:span text:style-name="T6">BoUML</text:span> : Outil libre <text:span text:style-name="T2">de qualité </text:span>utilisé <text:span text:style-name="T2">il y a quelques</text:span> années à l’IUT <text:span text:style-name="T2">et</text:span> <text:span text:style-name="T2">devenu (faiblement) payant</text:span> - <text:a xlink:type="simple" xlink:href="http://bouml.free.fr/" text:style-name="Internet_20_link" text:visited-style-name="Visited_20_Internet_20_Link"><text:span text:style-name="T3">http://bouml.free.fr</text:span></text:a><text:span text:style-name="T3"> </text:span></text:p>
        </text:list-item>
        <text:list-item>
          <text:p text:style-name="P5"><text:span text:style-name="T6">PapyrusUML</text:span> : Outil libre, professionnel, développé, maintenu et distribué par le CEA (Commissariat à l’Énergie Atomique) - <text:a xlink:type="simple" xlink:href="http://www.papyrusuml.org/" text:style-name="Internet_20_link" text:visited-style-name="Visited_20_Internet_20_Link"><text:span text:style-name="T3">http://www.papyrusuml.org/</text:span></text:a><text:span text:style-name="T3"> </text:span></text:p>
        </text:list-item>
      </text:list>
      <text:h text:style-name="Heading_20_4" text:outline-level="4">Prototypage Rapide d’IHM</text:h>
      <text:p text:style-name="Paragraphe">Logiciels permettant de réaliser rapidement des maquettes d’IHM :</text:p>
      <text:list xml:id="list26402683872400701" text:style-name="L3">
        <text:list-item>
          <text:p text:style-name="P7"><text:span text:style-name="T6">Balsamiq Mockup</text:span> : Version complète installée à l'IUT, et en version d'essai gratuite pour 7 jours - <text:a xlink:type="simple" xlink:href="http://www.balsamiq.com/" text:style-name="Internet_20_link" text:visited-style-name="Visited_20_Internet_20_Link"><text:span text:style-name="T4">www.balsamiq.com</text:span></text:a><text:span text:style-name="T7"> </text:span></text:p>
        </text:list-item>
        <text:list-item>
          <text:p text:style-name="P7"><text:span text:style-name="T6">Pencil</text:span> : Outil libre, existe sous forme d’addon de Firefox, et aussi en version autonome pour Windows - <text:a xlink:type="simple" xlink:href="http://pencil.evolus.vn/" text:style-name="Internet_20_link" text:visited-style-name="Visited_20_Internet_20_Link"><text:span text:style-name="T3">http://pencil.evolus.vn</text:span></text:a> </text:p>
        </text:list-item>
      </text:list>
      <text:h text:style-name="P11" text:outline-level="4">Dessin Vectoriel</text:h>
      <text:p text:style-name="P8"><text:span text:style-name="T8">O</text:span>utils de <text:span text:style-name="T3">dessin</text:span> uniquement n’offr<text:span text:style-name="T8">a</text:span>nt aucune fonctionnalité d’ingénierie :</text:p>
      <text:list xml:id="list3842107466625039190" text:style-name="L1">
        <text:list-item>
          <text:p text:style-name="P4"><text:span text:style-name="T6">Draw</text:span> de la suite bureautique libre LibreOffice (ou alternativement OpenOffice) : Intégré à la suite, mais à vocation généraliste (pas de palette UML) - <text:a xlink:type="simple" xlink:href="http://www.libreoffice.org/" text:style-name="Internet_20_link" text:visited-style-name="Visited_20_Internet_20_Link"><text:span text:style-name="T3">www.libreoffice.org</text:span></text:a> </text:p>
        </text:list-item>
        <text:list-item>
          <text:p text:style-name="P4"><text:span text:style-name="T6">Cacoo</text:span><text:span text:style-name="T7"> : Outil web de création de diagrammes, croquis et schémas dont il existe une version gratuite « limitée » - </text:span><text:a xlink:type="simple" xlink:href="https://cacoo.com/" text:style-name="Internet_20_link" text:visited-style-name="Visited_20_Internet_20_Link"><text:span text:style-name="T4">https://cacoo.com/</text:span></text:a><text:span text:style-name="T7"> </text:span></text:p>
        </text:list-item>
        <text:list-item>
          <text:p text:style-name="P4"><text:span text:style-name="T6">Dia</text:span> : Outil libre de dessin vectoriel doté de nombreuses palettes (UML, réseaux,...) - <text:a xlink:type="simple" xlink:href="http://live.gnome.org/Dia" text:style-name="Internet_20_link" text:visited-style-name="Visited_20_Internet_20_Link"><text:span text:style-name="T3">http://live.gnome.org/Dia</text:span></text:a><text:span text:style-name="T3"> et aussi </text:span><text:a xlink:type="simple" xlink:href="http://projects.gnome.org/dia" text:style-name="Internet_20_link" text:visited-style-name="Visited_20_Internet_20_Link"><text:span text:style-name="T3">http://projects.gnome.org/dia</text:span></text:a><text:span text:style-name="T3"> (ancienne page)</text:span></text:p>
        </text:list-item>
      </text:list>
      <text:p text:style-name="P9"/>
      <text:h text:style-name="P11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Yanone Kaffeesatz Bold" svg:font-family="'Yanone Kaffeesatz Bold'" style:font-adornments="Gras" style:font-family-generic="modern" style:font-pitch="variable"/>
    <style:font-face style:name="Yanone Kaffeesatz Light" svg:font-family="'Yanone Kaffeesatz Light'" style:font-adornments="Maigre" style:font-family-generic="modern" style:font-pitch="variable"/>
    <style:font-face style:name="Yanone Kaffeesatz Regular" svg:font-family="'Yanone Kaffeesatz Regular'" style:font-adornments="Normal" style:font-family-generic="moder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02000000020CEFCA8E0A8186EC9.png" xlink:type="simple" xlink:show="embed" xlink:actuate="onLoad"/>
    <draw:fill-image draw:name="Bitmap_20_2" draw:display-name="Bitmap 2" xlink:href="Pictures/100002010000002000000020740625C5F487AF40.png" xlink:type="simple" xlink:show="embed" xlink:actuate="onLoad"/>
    <draw:fill-image draw:name="Bitmap_20_3" draw:display-name="Bitmap 3" xlink:href="Pictures/1000020100000020000000209AB7A313EC755C6A.png" xlink:type="simple" xlink:show="embed" xlink:actuate="onLoad"/>
    <draw:fill-image draw:name="Bitmap_20_4" draw:display-name="Bitmap 4" xlink:href="Pictures/10000201000000200000002048869A1322DCF4FE.png" xlink:type="simple" xlink:show="embed" xlink:actuate="onLoad"/>
    <draw:fill-image draw:name="Bitmap_20_5" draw:display-name="Bitmap 5" xlink:href="Pictures/100002010000002000000020325A78B3916D5905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Arial" fo:font-size="11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left="1.6cm" fo:margin-right="0cm" fo:margin-top="0.21cm" fo:margin-bottom="0cm" loext:contextual-spacing="false" fo:text-align="justify" style:justify-single-word="false" fo:text-indent="-1.6cm" style:auto-text-indent="false" text:number-lines="false" text:line-number="0">
        <style:tab-stops/>
      </style:paragraph-properties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aragraphe" style:family="paragraph" style:parent-style-name="Standard">
      <style:paragraph-properties fo:margin-left="1.199cm" fo:margin-right="0cm" fo:margin-top="0cm" fo:margin-bottom="0.199cm" loext:contextual-spacing="false" fo:text-align="justify" style:justify-single-word="false" fo:text-indent="0cm" style:auto-text-indent="false" text:number-lines="true" text:line-number="0"/>
      <style:text-properties fo:font-size="10.5pt" style:font-size-asian="10.5pt"/>
    </style:style>
    <style:style style:name="Heading_20_2" style:display-name="Heading 2" style:family="paragraph" style:parent-style-name="Heading" style:next-style-name="Paragraphe" style:default-outline-level="2" style:class="text">
      <style:paragraph-properties fo:margin-left="0.6cm" fo:margin-right="0cm" fo:text-indent="0cm" style:auto-text-indent="false"/>
      <style:text-properties style:font-name="Yanone Kaffeesatz Regular" fo:font-family="'Yanone Kaffeesatz Regular'" style:font-style-name="Normal" style:font-family-generic="modern" style:font-pitch="variable" fo:font-size="2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Paragraphe" style:default-outline-level="4" style:class="text">
      <style:paragraph-properties fo:margin-left="0.6cm" fo:margin-right="0cm" fo:text-indent="0cm" style:auto-text-indent="false"/>
      <style:text-properties style:font-name="Yanone Kaffeesatz Regular" fo:font-family="'Yanone Kaffeesatz Regular'" style:font-style-name="Normal" style:font-family-generic="modern" style:font-pitch="variable"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align="justify" style:justify-single-word="false" fo:text-indent="-0.499cm" style:auto-text-indent="false" text:number-lines="false" text:line-number="0"/>
      <style:text-properties fo:font-size="9pt" style:font-size-asian="10pt" style:font-size-complex="10pt"/>
    </style:style>
    <style:style style:name="NRD_5f_Paragraphe" style:display-name="NRD_Paragraphe" style:family="paragraph" style:parent-style-name="Standard" style:class="text">
      <loext:graphic-properties draw:fill="none" draw:fill-color="#99ccff"/>
      <style:paragraph-properties fo:margin-left="1.199cm" fo:margin-right="0cm" fo:margin-top="0cm" fo:margin-bottom="0.25cm" loext:contextual-spacing="false" fo:text-align="justify" style:justify-single-word="false" fo:text-indent="0cm" style:auto-text-indent="false" fo:background-color="transparent"/>
      <style:text-properties style:font-name="Arial2" fo:font-family="Arial" style:font-style-name="Normal" style:font-family-generic="swiss" style:font-pitch="variable" fo:font-size="10.5pt" style:font-size-asian="10.5pt"/>
    </style:style>
    <style:style style:name="Heading_20_3" style:display-name="Heading 3" style:family="paragraph" style:parent-style-name="Heading" style:next-style-name="Paragraphe" style:default-outline-level="3" style:class="text">
      <style:paragraph-properties fo:margin-left="0.6cm" fo:margin-right="0cm" fo:text-indent="0cm" style:auto-text-indent="false"/>
      <style:text-properties style:font-name="Yanone Kaffeesatz Bold" fo:font-family="'Yanone Kaffeesatz Bold'" style:font-style-name="Gras" style:font-family-generic="modern" style:font-pitch="variable" fo:font-size="18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Paragraphe" style:default-outline-level="1" style:class="text">
      <style:paragraph-properties fo:margin-left="0.6cm" fo:margin-right="0cm" fo:text-indent="0cm" style:auto-text-indent="false"/>
      <style:text-properties style:font-name="Yanone Kaffeesatz Bold" fo:font-family="'Yanone Kaffeesatz Bold'" style:font-style-name="Gras" style:font-family-generic="modern" style:font-pitch="variable" fo:font-size="24pt" fo:font-weight="bold" style:font-size-asian="115%" style:font-weight-asian="bold" style:font-size-complex="115%" style:font-weight-complex="bold"/>
    </style:style>
    <style:style style:name="NRD_5f_Titre_5f_1" style:display-name="NRD_Titre_1" style:family="paragraph" style:parent-style-name="Heading_20_1" style:next-style-name="NRD_5f_Paragraphe" style:default-outline-level="" style:list-style-name="" style:class="text">
      <style:paragraph-properties fo:margin-top="0.3cm" fo:margin-bottom="0.6cm" loext:contextual-spacing="false"/>
      <style:text-properties style:font-name="Yanone Kaffeesatz Regular" fo:font-family="'Yanone Kaffeesatz Regular'" style:font-style-name="Normal" style:font-family-generic="modern" style:font-pitch="variable" fo:font-size="190%" fo:font-weight="normal"/>
    </style:style>
    <style:style style:name="NRD_5f_Titre_5f_2" style:display-name="NRD_Titre_2" style:family="paragraph" style:parent-style-name="Heading_20_2" style:next-style-name="NRD_5f_Paragraphe" style:default-outline-level="" style:list-style-name="" style:class="text">
      <style:paragraph-properties fo:margin-left="0.6cm" fo:margin-right="0cm" fo:margin-top="0.4cm" fo:margin-bottom="0.4cm" loext:contextual-spacing="false" fo:text-indent="0cm" style:auto-text-indent="false"/>
      <style:text-properties style:font-name="Yanone Kaffeesatz Regular" fo:font-family="'Yanone Kaffeesatz Regular'" style:font-style-name="Normal" style:font-family-generic="modern" style:font-pitch="variable" fo:font-size="170%" fo:font-style="normal" fo:font-weight="normal"/>
    </style:style>
    <style:style style:name="NRD_5f_Titre_5f_3" style:display-name="NRD_Titre_3" style:family="paragraph" style:parent-style-name="Heading_20_3" style:default-outline-level="" style:list-style-name="" style:class="text">
      <style:paragraph-properties fo:margin-left="0.6cm" fo:margin-right="0cm" fo:margin-top="0.3cm" fo:margin-bottom="0.3cm" loext:contextual-spacing="false" fo:text-indent="0cm" style:auto-text-indent="false"/>
      <style:text-properties style:font-name="Yanone Kaffeesatz Bold" fo:font-family="'Yanone Kaffeesatz Bold'" style:font-style-name="Gras" style:font-family-generic="modern" style:font-pitch="variable" fo:font-size="18pt" fo:font-weight="bold"/>
    </style:style>
    <style:style style:name="NRD_5f_Titre_5f_4" style:display-name="NRD_Titre_4" style:family="paragraph" style:parent-style-name="Heading_20_4" style:default-outline-level="" style:list-style-name="" style:class="text">
      <style:paragraph-properties fo:margin-left="0.6cm" fo:margin-right="0cm" fo:margin-top="0.199cm" fo:margin-bottom="0.199cm" loext:contextual-spacing="false" fo:text-indent="0cm" style:auto-text-indent="false"/>
      <style:text-properties style:font-name="Yanone Kaffeesatz Regular" fo:font-family="'Yanone Kaffeesatz Regular'" style:font-style-name="Normal" style:font-family-generic="modern" style:font-pitch="variable" fo:font-size="16pt" fo:font-style="normal" fo:font-weight="normal"/>
    </style:style>
    <style:style style:name="NRD_5f_Légende" style:display-name="NRD_Légende" style:family="paragraph" style:parent-style-name="Caption" style:class="extra">
      <style:paragraph-properties fo:margin-top="0cm" fo:margin-bottom="0cm" loext:contextual-spacing="false" fo:text-align="justify" style:justify-single-word="fals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2cm" loext:contextual-spacing="false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fo:font-style="normal"/>
    </style:style>
    <style:style style:name="NRD_5f_TdM_5f_Titre" style:display-name="NRD_TdM_Titre" style:family="paragraph" style:parent-style-name="Contents_20_Heading" style:class="index">
      <style:paragraph-properties fo:text-align="center" style:justify-single-word="false"/>
    </style:style>
    <style:style style:name="NRD_5f_TdM_5f_Titre_5f_2" style:display-name="NRD_TdM_Titre_2" style:family="paragraph" style:parent-style-name="Contents_20_2" style:class="index">
      <style:text-properties fo:font-weight="bold"/>
    </style:style>
    <style:style style:name="NRD_5f_TdM_5f_Titre_5f_4" style:display-name="NRD_TdM_Titre_4" style:family="paragraph" style:parent-style-name="Contents_20_4" style:class="index">
      <style:text-properties fo:font-style="italic"/>
    </style:style>
    <style:style style:name="NRD_5f_Cadre_5f_Paragraphe" style:display-name="NRD_Cadre_Paragraphe" style:family="paragraph" style:parent-style-name="Frame_20_contents">
      <loext:graphic-properties draw:fill="none" draw:fill-color="#99ccff"/>
      <style:paragraph-properties fo:margin-left="1.401cm" fo:margin-right="1cm" fo:margin-top="0cm" fo:margin-bottom="0cm" loext:contextual-spacing="false" fo:text-align="justify" style:justify-single-word="false" fo:text-indent="0cm" style:auto-text-indent="false" fo:background-color="transparent"/>
      <style:text-properties fo:font-size="10.5pt" fo:font-style="normal" style:font-size-asian="10.5pt"/>
    </style:style>
    <style:style style:name="NRD_5f_Cadre_5f_Titre" style:display-name="NRD_Cadre_Titre" style:family="paragraph" style:parent-style-name="NRD_5f_Cadre_5f_Paragraphe">
      <style:paragraph-properties fo:margin-left="1.401cm" fo:margin-right="0cm" fo:margin-top="0cm" fo:margin-bottom="0cm" loext:contextual-spacing="false" fo:text-indent="0cm" style:auto-text-indent="false"/>
      <style:text-properties fo:font-size="12pt" fo:font-weight="bold" style:font-size-asian="10.5pt"/>
    </style:style>
    <style:style style:name="Header" style:family="paragraph" style:parent-style-name="Standard" style:class="extra">
      <style:paragraph-properties fo:padding="0cm" fo:border-left="none" fo:border-right="none" fo:border-top="none" fo:border-bottom="0.26pt solid #000000" style:shadow="none" text:number-lines="false" text:line-number="0">
        <style:tab-stops>
          <style:tab-stop style:position="8.124cm" style:type="center"/>
          <style:tab-stop style:position="16.251cm" style:type="right"/>
        </style:tab-stops>
      </style:paragraph-properties>
      <style:text-properties fo:font-size="9pt" style:font-size-asian="10.5pt"/>
    </style:style>
    <style:style style:name="NRD_5f_EnTete" style:display-name="NRD_EnTete" style:family="paragraph" style:parent-style-name="Header" style:class="extra">
      <style:paragraph-properties fo:text-align="justify" style:justify-single-word="false" fo:padding="0cm" fo:border-left="none" fo:border-right="none" fo:border-top="none" fo:border-bottom="0.26pt solid #000000" style:shadow="none"/>
      <style:text-properties fo:font-size="9pt" style:font-size-asian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padding="0cm" fo:border-left="none" fo:border-right="none" fo:border-top="0.26pt solid #000000" fo:border-bottom="none" style:shadow="none" text:number-lines="false" text:line-number="0">
        <style:tab-stops>
          <style:tab-stop style:position="8.124cm" style:type="center"/>
          <style:tab-stop style:position="16.251cm" style:type="right"/>
        </style:tab-stops>
      </style:paragraph-properties>
      <style:text-properties fo:font-size="9pt" style:font-size-asian="10.5pt"/>
    </style:style>
    <style:style style:name="NRD_5f_PiedDePage" style:display-name="NRD_PiedDePage" style:family="paragraph" style:parent-style-name="Footer" style:class="extra">
      <style:paragraph-properties fo:padding="0cm" fo:border-left="none" fo:border-right="none" fo:border-top="0.26pt solid #000000" fo:border-bottom="none" style:shadow="none"/>
      <style:text-properties fo:font-size="9pt" style:font-size-asian="10.5pt"/>
    </style:style>
    <style:style style:name="Heading_20_5" style:display-name="Heading 5" style:family="paragraph" style:parent-style-name="Heading" style:next-style-name="Paragraphe" style:default-outline-level="5" style:class="text">
      <style:paragraph-properties fo:margin-left="0.6cm" fo:margin-right="0cm" fo:text-indent="0cm" style:auto-text-indent="false" fo:padding="0cm" fo:border-left="none" fo:border-right="none" fo:border-top="none" fo:border-bottom="0.26pt solid #000000" style:shadow="none"/>
      <style:text-properties style:font-name="Yanone Kaffeesatz Bold" fo:font-family="'Yanone Kaffeesatz Bold'" style:font-style-name="Gras" style:font-family-generic="modern" style:font-pitch="variable" fo:font-size="14pt" fo:font-weight="bold" style:font-size-asian="85%" style:font-weight-asian="bold" style:font-size-complex="85%" style:font-weight-complex="bold"/>
    </style:style>
    <style:style style:name="NRD_5f_Titre_5f_5" style:display-name="NRD_Titre_5" style:family="paragraph" style:parent-style-name="Heading_20_5" style:default-outline-level="" style:list-style-name="" style:class="text">
      <style:paragraph-properties fo:margin-left="0.6cm" fo:margin-right="0cm" fo:margin-top="0.199cm" fo:margin-bottom="0.199cm" loext:contextual-spacing="false" fo:text-indent="0cm" style:auto-text-indent="false"/>
      <style:text-properties style:font-name="Yanone Kaffeesatz Regular" fo:font-family="'Yanone Kaffeesatz Regular'" style:font-style-name="Normal" style:font-family-generic="modern" style:font-pitch="variable" fo:font-size="13pt" fo:font-style="normal" fo:font-weight="normal"/>
    </style:style>
    <style:style style:name="NRD_5f_Titre_5f_6" style:display-name="NRD_Titre_6" style:family="paragraph" style:parent-style-name="Heading_20_6" style:default-outline-level="" style:list-style-name="" style:class="text">
      <style:paragraph-properties fo:margin-left="1.199cm" fo:margin-right="0cm" fo:margin-top="0cm" fo:margin-bottom="0.199cm" loext:contextual-spacing="false" fo:text-indent="0cm" style:auto-text-indent="false"/>
      <style:text-properties style:font-name="Arial3" fo:font-family="Arial" style:font-style-name="Gras" style:font-family-generic="swiss" style:font-pitch="variable" fo:font-size="11pt" fo:font-style="normal" fo:font-weight="bold"/>
    </style:style>
    <style:style style:name="Heading_20_6" style:display-name="Heading 6" style:family="paragraph" style:parent-style-name="Heading" style:next-style-name="Paragraphe" style:default-outline-level="6" style:class="text">
      <style:paragraph-properties fo:margin-left="0.6cm" fo:margin-right="0cm" fo:text-indent="0cm" style:auto-text-indent="false" fo:padding="0cm" fo:border="none" style:shadow="none"/>
      <style:text-properties style:font-name="Yanone Kaffeesatz Light" fo:font-family="'Yanone Kaffeesatz Light'" style:font-style-name="Maigre" style:font-family-generic="modern" style:font-pitch="variable" fo:font-size="14pt" fo:font-style="normal" fo:font-weight="250" style:font-size-asian="75%" style:font-weight-asian="bold" style:font-size-complex="75%" style:font-weight-complex="bold"/>
    </style:style>
    <style:style style:name="NRD_5f_FootNote" style:display-name="NRD_FootNote" style:family="paragraph" style:parent-style-name="Footnote" style:class="extra">
      <style:paragraph-properties fo:text-align="justify" style:justify-single-word="false"/>
      <style:text-properties fo:font-size="9pt"/>
    </style:style>
    <style:style style:name="Cadre_5f_Paragraphe" style:display-name="Cadre_Paragraphe" style:family="paragraph" style:parent-style-name="Frame_20_contents">
      <loext:graphic-properties draw:fill="none" draw:fill-color="#99ccff"/>
      <style:paragraph-properties fo:margin-left="1.401cm" fo:margin-right="1cm" fo:margin-top="0cm" fo:margin-bottom="0cm" loext:contextual-spacing="false" fo:text-align="justify" style:justify-single-word="false" fo:text-indent="0cm" style:auto-text-indent="false" fo:background-color="transparent"/>
      <style:text-properties fo:font-size="10.5pt" fo:font-style="normal" style:font-size-asian="10.5pt"/>
    </style:style>
    <style:style style:name="Cadre_5f_Titre" style:display-name="Cadre_Titre" style:family="paragraph" style:parent-style-name="Cadre_5f_Paragraphe">
      <style:paragraph-properties fo:margin-left="1.401cm" fo:margin-right="0cm" fo:margin-top="0cm" fo:margin-bottom="0cm" loext:contextual-spacing="false" fo:text-indent="0cm" style:auto-text-indent="false"/>
      <style:text-properties fo:font-size="11pt" fo:font-weight="bold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5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4pt" fo:font-weight="normal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254cm" style:type="right" style:leader-style="dotted" style:leader-text="."/>
        </style:tab-stops>
      </style:paragraph-properties>
      <style:text-properties fo:font-size="10.5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from-left" style:horizontal-rel="paragraph-content" fo:background-color="transparent" draw:fill="none" draw:fill-color="#99ccff" fo:padding="0cm" fo:border="none" style:shadow="none" draw:shadow-opacity="100%"/>
    </style:style>
    <style:style style:name="NRD_5f_Cadre_5f_Note" style:display-name="NRD_Cadre_Note" style:family="graphic" style:parent-style-name="Frame">
      <style:graphic-properties svg:width="15cm" fo:min-height="2cm" text:anchor-type="paragraph" svg:x="1.199cm" fo:margin-top="0cm" fo:margin-bottom="0.4cm" style:wrap="none" style:horizontal-pos="from-left" style:horizontal-rel="paragraph-start-margin" draw:fill="bitmap" draw:fill-image-name="Bitmap_20_1" style:repeat="no-repeat" draw:fill-image-ref-point="left" fo:padding="0.049cm" fo:border-left="none" fo:border-right="none" fo:border-top="0.99pt solid #808080" fo:border-bottom="0.99pt solid #808080" style:shadow="none" draw:shadow-opacity="100%">
        <style:background-image xlink:href="Pictures/100002010000002000000020CEFCA8E0A8186EC9.png" xlink:type="simple" xlink:actuate="onLoad" style:position="center left" style:repeat="no-repeat"/>
      </style:graphic-properties>
    </style:style>
    <style:style style:name="NRD_5f_Cadre_5f_Conseil" style:display-name="NRD_Cadre_Conseil" style:family="graphic" style:parent-style-name="NRD_5f_Cadre_5f_Note">
      <style:graphic-properties svg:width="15cm" fo:min-height="2cm" text:anchor-type="paragraph" svg:x="1.199cm" fo:margin-top="0cm" fo:margin-bottom="0.4cm" style:horizontal-pos="from-left" style:horizontal-rel="paragraph-start-margin" draw:fill="bitmap" draw:fill-image-name="Bitmap_20_2" style:repeat="no-repeat" draw:fill-image-ref-point="left">
        <style:background-image xlink:href="Pictures/100002010000002000000020740625C5F487AF40.png" xlink:type="simple" xlink:actuate="onLoad" style:position="center left" style:repeat="no-repeat"/>
      </style:graphic-properties>
    </style:style>
    <style:style style:name="NRD_5f_Cadre_5f_Attention" style:display-name="NRD_Cadre_Attention" style:family="graphic" style:parent-style-name="NRD_5f_Cadre_5f_Note">
      <style:graphic-properties svg:width="15cm" fo:min-height="2cm" text:anchor-type="paragraph" svg:x="1.199cm" fo:margin-top="0cm" fo:margin-bottom="0.4cm" style:horizontal-pos="from-left" style:horizontal-rel="paragraph-start-margin" draw:fill="bitmap" draw:fill-image-name="Bitmap_20_3" style:repeat="no-repeat" draw:fill-image-ref-point="left">
        <style:background-image xlink:href="Pictures/1000020100000020000000209AB7A313EC755C6A.png" xlink:type="simple" xlink:actuate="onLoad" style:position="center left" style:repeat="no-repeat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NRD_5f_Cadre_5f_Aide" style:display-name="NRD_Cadre_Aide" style:family="graphic" style:parent-style-name="NRD_5f_Cadre_5f_Attention">
      <style:graphic-properties svg:width="15cm" fo:min-height="2cm" text:anchor-type="paragraph" draw:fill="bitmap" draw:fill-image-name="Bitmap_20_4" style:repeat="no-repeat" draw:fill-image-ref-point="left" style:shadow="none" draw:shadow-opacity="100%">
        <style:background-image xlink:href="Pictures/10000201000000200000002048869A1322DCF4FE.png" xlink:type="simple" xlink:actuate="onLoad" style:position="center left" style:repeat="no-repeat"/>
      </style:graphic-properties>
    </style:style>
    <style:style style:name="NRD_5f_Cadre_5f_Alerte" style:display-name="NRD_Cadre_Alerte" style:family="graphic" style:parent-style-name="NRD_5f_Cadre_5f_Attention">
      <style:graphic-properties draw:fill="bitmap" draw:fill-image-name="Bitmap_20_5" style:repeat="no-repeat" draw:fill-image-ref-point="left">
        <style:background-image xlink:href="Pictures/100002010000002000000020325A78B3916D5905.png" xlink:type="simple" xlink:actuate="onLoad" style:position="center left" style:repeat="no-repeat"/>
      </style:graphic-properties>
    </style:style>
    <style:style style:name="Cadre_5f_Note" style:display-name="Cadre_Note" style:family="graphic" style:parent-style-name="Cadre_5f_">
      <style:graphic-properties svg:width="15cm" fo:min-height="2cm" text:anchor-type="paragraph" svg:x="1.199cm" fo:margin-top="0cm" fo:margin-bottom="0.4cm" style:wrap="none" style:horizontal-pos="from-left" style:horizontal-rel="paragraph" draw:fill="bitmap" draw:fill-image-name="Bitmap_20_1" style:repeat="no-repeat" draw:fill-image-ref-point="left" fo:padding="0.049cm" fo:border-left="none" fo:border-right="none" fo:border-top="0.99pt solid #808080" fo:border-bottom="0.99pt solid #808080" style:shadow="none" draw:shadow-opacity="100%">
        <style:background-image xlink:href="Pictures/100002010000002000000020CEFCA8E0A8186EC9.png" xlink:type="simple" xlink:actuate="onLoad" style:position="center left" style:repeat="no-repeat"/>
      </style:graphic-properties>
    </style:style>
    <style:style style:name="Cadre_5f_Conseil" style:display-name="Cadre_Conseil" style:family="graphic" style:parent-style-name="Cadre_5f_">
      <style:graphic-properties svg:width="15cm" fo:min-height="2cm" text:anchor-type="paragraph" svg:x="1.199cm" fo:margin-top="0cm" fo:margin-bottom="0.4cm" style:horizontal-pos="from-left" style:horizontal-rel="paragraph-start-margin" draw:fill="bitmap" draw:fill-image-name="Bitmap_20_2" style:repeat="no-repeat" draw:fill-image-ref-point="left" fo:padding="0.049cm" fo:border-left="none" fo:border-right="none" fo:border-top="0.99pt solid #808080" fo:border-bottom="0.99pt solid #808080" style:shadow="none" draw:shadow-opacity="100%">
        <style:background-image xlink:href="Pictures/100002010000002000000020740625C5F487AF40.png" xlink:type="simple" xlink:actuate="onLoad" style:position="center left" style:repeat="no-repeat"/>
      </style:graphic-properties>
    </style:style>
    <style:style style:name="Cadre_5f_Attention" style:display-name="Cadre_Attention" style:family="graphic" style:parent-style-name="Cadre_5f_">
      <style:graphic-properties svg:width="15cm" fo:min-height="2cm" text:anchor-type="paragraph" svg:x="1.199cm" fo:margin-top="0cm" fo:margin-bottom="0.4cm" style:horizontal-pos="from-left" style:horizontal-rel="paragraph-start-margin" draw:fill="bitmap" draw:fill-image-name="Bitmap_20_3" style:repeat="no-repeat" draw:fill-image-ref-point="left" fo:padding="0.049cm" fo:border-left="none" fo:border-right="none" fo:border-top="0.99pt solid #808080" fo:border-bottom="0.99pt solid #808080" style:shadow="none" draw:shadow-opacity="100%">
        <style:background-image xlink:href="Pictures/1000020100000020000000209AB7A313EC755C6A.png" xlink:type="simple" xlink:actuate="onLoad" style:position="center left" style:repeat="no-repeat"/>
      </style:graphic-properties>
    </style:style>
    <style:style style:name="Cadre_5f_Aide" style:display-name="Cadre_Aide" style:family="graphic" style:parent-style-name="Cadre_5f_">
      <style:graphic-properties svg:width="15cm" fo:min-height="2cm" text:anchor-type="paragraph" draw:fill="bitmap" draw:fill-image-name="Bitmap_20_4" style:repeat="no-repeat" draw:fill-image-ref-point="left" fo:padding="0.049cm" fo:border-left="none" fo:border-right="none" fo:border-top="0.99pt solid #808080" fo:border-bottom="0.99pt solid #808080" style:shadow="none" draw:shadow-opacity="100%">
        <style:background-image xlink:href="Pictures/10000201000000200000002048869A1322DCF4FE.png" xlink:type="simple" xlink:actuate="onLoad" style:position="center left" style:repeat="no-repeat"/>
      </style:graphic-properties>
    </style:style>
    <style:style style:name="Cadre_5f_Alerte" style:display-name="Cadre_Alerte" style:family="graphic" style:parent-style-name="Cadre_5f_">
      <style:graphic-properties svg:width="15cm" fo:min-height="2cm" text:anchor-type="paragraph" svg:y="0cm" style:vertical-pos="top" style:vertical-rel="paragraph-content" draw:fill="bitmap" draw:fill-image-name="Bitmap_20_5" style:repeat="no-repeat" draw:fill-image-ref-point="left" fo:padding="0.049cm" fo:border-left="none" fo:border-right="none" fo:border-top="0.99pt solid #808080" fo:border-bottom="0.99pt solid #808080" style:shadow="none" draw:shadow-opacity="100%">
        <style:background-image xlink:href="Pictures/100002010000002000000020325A78B3916D5905.png" xlink:type="simple" xlink:actuate="onLoad" style:position="center left" style:repeat="no-repeat"/>
      </style:graphic-properties>
    </style:style>
    <style:style style:name="Cadre_5f_" style:display-name="Cadre_" style:family="graphic" style:parent-style-name="Frame">
      <style:graphic-properties svg:width="15cm" fo:min-height="2cm" text:anchor-type="paragraph" svg:x="1.199cm" fo:margin-top="0.199cm" fo:margin-bottom="0.4cm" style:wrap="none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Sans_20_nom1" style:display-name="Sans no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/>
    </style:style>
    <style:style style:name="MT2" style:family="text">
      <style:text-properties officeooo:rsid="0018fc4f"/>
    </style:style>
    <style:page-layout style:name="Mpm1">
      <style:page-layout-properties fo:page-width="21.001cm" fo:page-height="29.7cm" style:num-format="1" style:print-orientation="portrait" fo:margin-top="1.401cm" fo:margin-bottom="1.15cm" fo:margin-left="2.75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UT de Bayonne et du Pays Basque<text:tab/><text:tab/>Be<text:span text:style-name="MT1">ñ</text:span>at Dagorret – <text:span text:style-name="MT2">Christophe Marquesuzaà</text:span></text:p>
      </style:header>
      <style:footer>
        <text:p text:style-name="Footer"><text:span text:style-name="MT2">06 février 2017</text:span><text:tab/>version 0.<text:span text:style-name="MT2">4</text:span><text:tab/><text:page-number text:select-page="current">1</text:page-number> /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1T21:21:44.68</meta:creation-date>
    <dc:date>2017-02-06T16:35:32.956000000</dc:date>
    <meta:editing-duration>PT35M55S</meta:editing-duration>
    <meta:editing-cycles>1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9" meta:word-count="274" meta:character-count="1844" meta:non-whitespace-character-count="1588"/>
  </office:meta>
</office:document-meta>
</file>